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b9e" officeooo:paragraph-rsid="001c6b9e"/>
    </style:style>
    <style:style style:name="P2" style:family="paragraph" style:parent-style-name="Standard">
      <style:paragraph-properties fo:text-align="start" style:justify-single-word="false"/>
      <style:text-properties officeooo:rsid="001c6b9e" officeooo:paragraph-rsid="001c6b9e"/>
    </style:style>
    <style:style style:name="P3" style:family="paragraph" style:parent-style-name="Standard">
      <style:paragraph-properties fo:text-align="start" style:justify-single-word="false"/>
      <style:text-properties officeooo:rsid="001c6b9e" officeooo:paragraph-rsid="001c6b9e"/>
    </style:style>
    <style:style style:name="P4" style:family="paragraph" style:parent-style-name="Standard">
      <style:paragraph-properties fo:text-align="start" style:justify-single-word="false"/>
      <style:text-properties officeooo:rsid="001ffe72" officeooo:paragraph-rsid="001ffe72"/>
    </style:style>
    <style:style style:name="T1" style:family="text">
      <style:text-properties officeooo:rsid="001e4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</text:p>
      <text:p text:style-name="P2">Server</text:p>
      <text:p text:style-name="P2">1. create a socket for the client.</text:p>
      <text:p text:style-name="P2">2. bind it and start listening on the port.</text:p>
      <text:p text:style-name="P4">3.Ask for the word to check in uri.</text:p>
      <text:p text:style-name="P4">4.if found close the connection else go on to server it.</text:p>
      <text:p text:style-name="P4">5.take the epoch time</text:p>
      <text:p text:style-name="P4">6.take the new time and check if timeout</text:p>
      <text:p text:style-name="P2">3. when there is a http request from the server check it and get the hostname</text:p>
      <text:p text:style-name="P2">4. using the function gethostbyname get the ip addresses of the host</text:p>
      <text:p text:style-name="P2">5. connect to the host by that ip address.</text:p>
      <text:p text:style-name="P2">6. Send the request by the browser to the server</text:p>
      <text:p text:style-name="P2">7. when the server sends the data forward it to the browser.<text:span text:style-name="T1">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38:01.080314908</meta:creation-date>
    <dc:date>2015-02-26T16:30:22.479741488</dc:date>
    <meta:editing-duration>PT5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08" meta:character-count="538" meta:non-whitespace-character-count="443"/>
  </office:meta>
</office:document-meta>
</file>